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1" svg:font-family="'Liberation Serif'" style:font-pitch="variable"/>
    <style:font-face style:name="Ubuntu" svg:font-family="Ubuntu" style:font-adornments="Regular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63a29" officeooo:paragraph-rsid="00163a29"/>
    </style:style>
    <style:style style:name="P2" style:family="paragraph" style:parent-style-name="Standard" style:master-page-name="First_20_Page">
      <style:paragraph-properties style:page-number="auto"/>
      <style:text-properties officeooo:rsid="00159abc" officeooo:paragraph-rsid="00159abc"/>
    </style:style>
    <style:style style:name="P3" style:family="paragraph" style:parent-style-name="Text_20_body" style:list-style-name="">
      <style:paragraph-properties style:writing-mode="page"/>
      <style:text-properties officeooo:paragraph-rsid="0017ad88"/>
    </style:style>
    <style:style style:name="P4" style:family="paragraph" style:parent-style-name="Heading_20_1" style:master-page-name="Standard">
      <style:paragraph-properties style:page-number="1" fo:break-before="page" style:writing-mode="page"/>
      <style:text-properties officeooo:rsid="00163a29" officeooo:paragraph-rsid="00163a29"/>
    </style:style>
    <style:style style:name="P5" style:family="paragraph" style:parent-style-name="Title" style:master-page-name="Index">
      <style:paragraph-properties fo:text-align="start" style:justify-single-word="false" style:page-number="auto" fo:break-before="page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333333" style:font-name="Ubuntu Mono" fo:font-size="44pt" style:font-size-asian="44pt" style:font-size-complex="44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Light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98078"/>
    </style:style>
    <style:style style:name="T2" style:family="text">
      <style:text-properties officeooo:rsid="001b606a"/>
    </style:style>
    <style:style style:name="T3" style:family="text">
      <style:text-properties fo:color="#333333" style:font-name="Ubuntu Mono" fo:font-size="44pt" style:font-size-asian="44pt" style:font-size-complex="44pt"/>
    </style:style>
    <style:style style:name="T4" style:family="text">
      <style:text-properties fo:color="#333333" style:font-name="Ubuntu Mono" fo:font-size="28pt" style:font-size-asian="28pt" style:font-size-complex="28pt"/>
    </style:style>
    <style:style style:name="T5" style:family="text">
      <style:text-properties fo:color="#333333" style:font-name="Ubuntu Mono" fo:font-size="20pt" style:font-size-asian="20pt" style:font-size-complex="20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text-position="0% 100%" style:font-name="Ubuntu Light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2.1626in" style:run-through="foreground" style:wrap="non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bottom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1" draw:style-name="gr1" draw:text-style-name="P7" svg:width="6.6571in" svg:height="2.163in" svg:x="0.8154in" svg:y="3.8516in">
        <draw:text-box>
          <text:p text:style-name="P6"><text:span text:style-name="T3">Cazasteroides</text:span></text:p>
          <text:p text:style-name="P6"><text:span text:style-name="T4">NOMBRE DEL DOCUMENTO</text:span></text:p>
          <text:p text:style-name="P6"><text:span text:style-name="T5">FECHA DE ENTREGA</text:span></text:p>
        </draw:text-box>
      </draw:frame>
      <text:p text:style-name="P2"><draw:frame text:anchor-type="paragraph" draw:z-index="1" draw:name="Shape2" draw:style-name="gr2" draw:text-style-name="P9" svg:width="6.7614in" svg:height="0.826in" svg:x="-0.0736in" svg:y="8.9201in"><draw:text-box><text:p text:style-name="P8"><text:span text:style-name="T6">Realizado por Miguel Núñez Díaz-Montes</text:span></text:p><text:p text:style-name="P8"><text:span text:style-name="T6">Tutelado por Francisco Rosales Garcia</text:span></text:p><text:p text:style-name="P8"><text:span text:style-name="T6">Febrero-Junio del 2017</text:span></text:p></draw:text-box></draw:frame></text:p>
      <text:p text:style-name="P5"><text:bookmark-start text:name="__RefHeading___Toc321_1396842002"/>Índice<text:bookmark-end text:name="__RefHeading___Toc321_1396842002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h text:style-name="P3" text:outline-level="1"/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1" svg:font-family="'Liberation Serif'" style:font-pitch="variable"/>
    <style:font-face style:name="Ubuntu" svg:font-family="Ubuntu" style:font-adornments="Regular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center" style:justify-single-word="false" style:page-number="auto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family="Ubuntu" style:font-style-name="Regular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style:font-name="Ubuntu Light" fo:font-family="'Ubuntu Light'" style:font-style-name="Regular" style:font-pitch="variable" fo:font-size="16pt" fo:font-weight="25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3a29" officeooo:paragraph-rsid="00163a29"/>
    </style:style>
    <style:style style:name="MT1" style:family="text">
      <style:text-properties officeooo:rsid="00198078"/>
    </style:style>
    <style:style style:name="MT2" style:family="text">
      <style:text-properties officeooo:rsid="001b606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mndm</text:span><text:tab/><text:span text:style-name="MT2">NOMBRE DEL DOCUMENTO</text:span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9:08:13.220681846</meta:creation-date>
    <dc:date>2017-02-18T19:57:54.628471584</dc:date>
    <meta:editing-duration>PT6M55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3" meta:paragraph-count="2" meta:word-count="6" meta:character-count="33" meta:non-whitespace-character-count="29"/>
  </office:meta>
</office:document-meta>
</file>